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E581D16DC60506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 Mono" svg:font-family="'Ubuntu Mono'" style:font-pitch="fixed"/>
    <style:font-face style:name="Accanthis ADF Std" svg:font-family="'Accanthis ADF Std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solid" draw:fill-color="#5565af" draw:opacity="100%" draw:textarea-horizontal-align="justify" draw:textarea-vertical-align="middle" draw:auto-grow-height="false" fo:min-height="4.95cm" fo:min-width="27.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cm" fo:min-width="27.5cm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465cm"/>
    </style:style>
    <style:style style:name="pr2" style:family="presentation" style:parent-style-name="Default-subtitle">
      <style:graphic-properties draw:fill-color="#ffffff" fo:min-height="3.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172cm"/>
    </style:style>
    <style:style style:name="pr5" style:family="presentation" style:parent-style-name="Default-outline1">
      <style:graphic-properties fo:min-height="10.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Defau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5565af" draw:opacity="100%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style:font-name="Open Sans Condense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Accanthis ADF St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85%" fo:text-align="start" style:punctuation-wrap="hanging" style:writing-mode="lr-tb"/>
      <style:text-properties fo:color="#aa55a1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color="#aa55a1" style:font-name="Accanthis ADF Std" fo:font-size="4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5pt" style:font-size-complex="15pt" fo:hyphenate="false"/>
    </style:style>
    <style:style style:name="P12" style:family="paragraph">
      <loext:graphic-properties draw:fill-color="#ffffff"/>
      <style:text-properties fo:font-size="23.3999996185303pt"/>
    </style:style>
    <style:style style:name="T1" style:family="text">
      <style:text-properties fo:color="#ffffff" style:font-name="Open Sans Condensed"/>
    </style:style>
    <style:style style:name="T2" style:family="text">
      <style:text-properties style:font-name="Accanthis ADF Std"/>
    </style:style>
    <style:style style:name="T3" style:family="text">
      <style:text-properties fo:font-variant="normal" fo:text-transform="none" fo:color="#aa55a1" style:text-line-through-style="none" style:text-line-through-type="none" style:text-position="0% 100%" style:font-name="Accanthis ADF Std" fo:font-size="66pt" fo:letter-spacing="-0.017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ample Footer Text Sample Footer Text Sample Footer</presentation:footer-decl>
      <presentation:footer-decl presentation:name="ftr2">Rajesh's Steiner Tree Algorithms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cm" svg:height="5.2cm" svg:x="0cm" svg:y="1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465cm" svg:x="1.4cm" svg:y="2.21cm" presentation:class="title" presentation:user-transformed="true">
          <draw:text-box>
            <text:p text:style-name="P2"><text:span text:style-name="T1">Sample Title</text:span><text:span text:style-name="T1"><text:line-break/></text:span><text:span text:style-name="T1">Sample Loooong Title</text:span></text:p>
          </draw:text-box>
        </draw:frame>
        <draw:custom-shape draw:style-name="gr2" draw:text-style-name="P4" draw:layer="layout" svg:width="28cm" svg:height="1.15cm" svg:x="0cm" svg:y="14.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8cm" svg:x="1.4cm" svg:y="6.6cm" presentation:class="subtitle" presentation:user-transformed="true">
          <draw:text-box>
            <text:p><text:span text:style-name="T2">Sample Text</text:span></text:p>
          </draw:text-box>
        </draw:frame>
        <draw:frame draw:name="Picture 2" draw:style-name="gr3" draw:text-style-name="P6" draw:layer="layout" svg:width="3.773cm" svg:height="3.773cm" svg:x="12.227cm" svg:y="10.595cm">
          <draw:image xlink:href="Pictures/100002010000012C0000012CE581D16DC605061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172cm" svg:x="0.8cm" svg:y="0.228cm" presentation:class="title" presentation:placeholder="true">
          <draw:text-box/>
        </draw:frame>
        <draw:frame presentation:style-name="pr5" draw:layer="layout" svg:width="25.199cm" svg:height="10.6cm" svg:x="0.8cm" svg:y="2.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2">
        <office:forms form:automatic-focus="false" form:apply-design-mode="false"/>
        <draw:frame draw:name="Title 1" presentation:style-name="pr7" draw:text-style-name="P9" draw:layer="layout" svg:width="14.4cm" svg:height="4.072cm" svg:x="6.9cm" svg:y="4.628cm" presentation:class="title" presentation:user-transformed="true">
          <draw:text-box>
            <text:p text:style-name="P8"><text:span text:style-name="T3">Thank you. <text:s text:c="2"/></text:span></text:p>
          </draw:text-box>
        </draw:frame>
        <draw:frame draw:name="Date Placeholder 3" presentation:style-name="pr8" draw:text-style-name="P11" draw:layer="layout" svg:width="10.7cm" svg:height="0.838cm" svg:x="10.1cm" svg:y="14.912cm">
          <draw:text-box>
            <text:p text:style-name="P10"><text:span text:style-name="T4">Faster Algorithms for Steiner Tree Problem – Rajesh Pandian 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 Mono" svg:font-family="'Ubuntu Mono'" style:font-pitch="fixed"/>
    <style:font-face style:name="Accanthis ADF Std" svg:font-family="'Accanthis ADF Std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47" draw:display-name="Gradient 47" draw:style="linear" draw:start-color="#454fa1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cm" fo:margin-bottom="0cm"/>
      <style:text-properties fo:font-variant="normal" fo:text-transform="none" style:use-window-font-color="true" style:text-outline="false" style:text-line-through-style="none" style:text-line-through-type="none" style:font-name="Linux Biolinum O" fo:font-family="'Linux Biolinum O'" style:font-pitch="variable" fo:font-size="1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cm" fo:margin-bottom="0cm"/>
      <style:text-properties style:font-name="Linux Biolinum O" fo:font-family="'Linux Biolinum O'" style:font-pitch="variable" fo:font-size="16pt" style:font-size-asian="16pt" style:font-size-complex="16pt"/>
    </style:style>
    <style:style style:name="Default-outline3" style:family="presentation" style:parent-style-name="Default-outline2">
      <style:paragraph-properties fo:margin-top="0.1cm" fo:margin-bottom="0cm"/>
      <style:text-properties style:font-name="Linux Biolinum O" fo:font-family="'Linux Biolinum O'" style:font-pitch="variable" fo:font-size="15pt" style:font-size-asian="15pt" style:font-size-complex="15pt"/>
    </style:style>
    <style:style style:name="Default-outline4" style:family="presentation" style:parent-style-name="Default-outline3">
      <style:paragraph-properties fo:margin-top="0.1cm" fo:margin-bottom="0cm"/>
      <style:text-properties style:font-name="Linux Biolinum O" fo:font-family="'Linux Biolinum O'" style:font-pitch="variable" fo:font-size="14pt" style:font-size-asian="14pt" style:font-size-complex="14pt"/>
    </style:style>
    <style:style style:name="Default-outline5" style:family="presentation" style:parent-style-name="Default-outline4">
      <style:paragraph-properties fo:margin-top="0.1cm" fo:margin-bottom="0cm"/>
      <style:text-properties style:font-name="Linux Biolinum O" fo:font-family="'Linux Biolinum O'" style:font-pitch="variable" fo:font-size="13pt" style:font-size-asian="13pt" style:font-size-complex="13pt"/>
    </style:style>
    <style:style style:name="Default-outline6" style:family="presentation" style:parent-style-name="Default-outline5">
      <style:paragraph-properties fo:margin-top="0.1cm" fo:margin-bottom="0cm"/>
      <style:text-properties style:font-name="Linux Biolinum O" fo:font-family="'Linux Biolinum O'" style:font-pitch="variable" fo:font-size="12pt" style:font-size-asian="12pt" style:font-size-complex="12pt"/>
    </style:style>
    <style:style style:name="Default-outline7" style:family="presentation" style:parent-style-name="Default-outline6">
      <style:paragraph-properties fo:margin-top="0.1cm" fo:margin-bottom="0cm"/>
      <style:text-properties style:font-name="Linux Biolinum O" fo:font-family="'Linux Biolinum O'" style:font-pitch="variable" fo:font-size="11pt" style:font-size-asian="11pt" style:font-size-complex="11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d1f63" style:text-outline="false" style:text-line-through-style="none" style:text-line-through-type="none" style:font-name="Accanthis ADF Std" fo:font-family="'Accanthis ADF Std'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Gradient_20_47" draw:opacity="50%" draw:textarea-horizontal-align="justify" draw:textarea-vertical-align="middle" draw:auto-grow-height="false" fo:min-height="1.35cm" fo:min-width="26.6cm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1c3687" draw:textarea-vertical-align="middle" draw:auto-grow-height="false" fo:min-height="0.735cm" fo:min-width="28cm"/>
    </style:style>
    <style:style style:name="Mpr2" style:family="presentation" style:parent-style-name="Default-title">
      <style:graphic-properties draw:auto-grow-height="false" fo:min-height="2.63cm"/>
    </style:style>
    <style:style style:name="Mpr3" style:family="presentation" style:parent-style-name="Default-outline1">
      <style:graphic-properties fo:min-height="9.13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fill="none" draw:textarea-vertical-align="middle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c3687"/>
      <style:paragraph-properties fo:text-align="center"/>
    </style:style>
    <style:style style:name="MP6" style:family="paragraph">
      <style:text-properties fo:color="#ffffff" style:font-name="Ubuntu Mono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Ubuntu Mono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47" draw:opacity="50%"/>
      <style:paragraph-properties fo:text-align="center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 Mono" fo:font-size="14pt" style:font-size-asian="14pt" style:font-size-complex="14pt"/>
    </style:style>
    <style:style style:name="MT3" style:family="text">
      <style:text-properties fo:color="#ffffff" style:font-name="Ubuntu Mon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35cm" svg:x="0cm" svg:y="15.0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5.199cm" svg:height="2.172cm" svg:x="0.8cm" svg:y="0.228cm" presentation:class="title">
        <draw:text-box>
          <text:p>Click to edit the title text format</text:p>
        </draw:text-box>
      </draw:frame>
      <draw:frame presentation:style-name="Mpr3" draw:layer="backgroundobjects" svg:width="25.199cm" svg:height="10.6cm" svg:x="0.8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3cm" svg:height="1.085cm" svg:x="0.6cm" svg:y="14.748cm" presentation:class="date-time">
        <draw:text-box>
          <text:p text:style-name="MP6"><text:span text:style-name="MT2"/></text:p>
          <text:p text:style-name="MP6"><text:span text:style-name="MT3"><presentation:date-time/></text:span></text:p>
        </draw:text-box>
      </draw:frame>
      <draw:frame presentation:style-name="Mpr4" draw:text-style-name="MP9" draw:layer="backgroundobjects" svg:width="19.2cm" svg:height="1.085cm" svg:x="4.4cm" svg:y="15.115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5.399cm" svg:height="0.95cm" svg:x="22.4cm" svg:y="15.2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3</text:page-count></text:span></text:p>
        </draw:text-box>
      </draw:frame>
      <draw:custom-shape draw:style-name="Mgr3" draw:text-style-name="MP10" draw:layer="backgroundobjects" svg:width="27.1cm" svg:height="1.6cm" svg:x="0.9cm" svg:y="13.4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11" draw:layer="backgroundobjects" svg:width="1.674cm" svg:height="1.674cm" svg:x="0.1cm" svg:y="13.4cm">
        <draw:image xlink:href="Pictures/100002010000012C0000012CE581D16DC6050615.png" xlink:type="simple" xlink:show="embed" xlink:actuate="onLoad">
          <text:p/>
        </draw:image>
      </draw:frame>
      <draw:line presentation:style-name="Mpr5" draw:text-style-name="MP12" draw:layer="backgroundobjects" svg:x1="0.9cm" svg:y1="2.1cm" svg:x2="25.699cm" svg:y2="2.1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0:08:43.261854104</meta:creation-date>
    <meta:editing-duration>PT2M42S</meta:editing-duration>
    <meta:editing-cycles>2</meta:editing-cycles>
    <meta:generator>LibreOffice/6.0.7.3$Linux_X86_64 LibreOffice_project/00m0$Build-3</meta:generator>
    <dc:title>IITM Blue</dc:title>
    <meta:initial-creator>Rajesh Pandian </meta:initial-creator>
    <dc:date>2019-08-10T20:11:25.294778187</dc:date>
    <dc:creator>Rajesh Pandian </dc:creator>
    <meta:document-statistic meta:object-count="40"/>
    <meta:template xlink:type="simple" xlink:actuate="onRequest" xlink:title="IITM Blue" xlink:href="../../../Templates/IITM%20Blue.otp" meta:date="2019-08-10T20:08:42.840080701"/>
  </office:meta>
</office:document-meta>
</file>